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2">
      <style:paragraph-properties style:writing-mode="lr-tb"/>
    </style:style>
    <style:style style:name="P2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3" style:family="paragraph" style:parent-style-name="Standard">
      <style:text-properties officeooo:rsid="000da1d5" officeooo:paragraph-rsid="000da1d5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da1d5" officeooo:paragraph-rsid="000da1d5" style:font-size-asian="16pt" style:font-weight-asian="bold" style:font-size-complex="16pt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>
      <style:text-properties officeooo:rsid="000da1d5" officeooo:paragraph-rsid="000da1d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ractol – planning</text:p>
      <text:p text:style-name="P3"/>
      <text:p text:style-name="P7"><text:span text:style-name="Strong_20_Emphasis">Project Expectations</text:span> </text:p>
      <text:list xml:id="list4236133941" text:style-name="L1">
        <text:list-item>
          <text:p text:style-name="P5"><text:span text:style-name="Strong_20_Emphasis">Implement in C using the 42 Norm</text:span></text:p>
          <text:list>
            <text:list-item>
              <text:p text:style-name="P5">No global variables; free all heap memory; clean exit on errors.</text:p>
            </text:list-item>
            <text:list-item>
              <text:p text:style-name="P5">Provide a Makefile with rules <text:span text:style-name="Source_20_Text">NAME</text:span>, <text:span text:style-name="Source_20_Text">all</text:span>, <text:span text:style-name="Source_20_Text">clean</text:span>, <text:span text:style-name="Source_20_Text">fclean</text:span>, <text:span text:style-name="Source_20_Text">re</text:span> (and <text:span text:style-name="Source_20_Text">bonus</text:span> for extras).</text:p>
            </text:list-item>
            <text:list-item>
              <text:p text:style-name="P5">Compile with <text:span text:style-name="Source_20_Text">cc -Wall -Wextra -Werror -lm</text:span> and MiniLibX.</text:p>
            </text:list-item>
          </text:list>
        </text:list-item>
        <text:list-item>
          <text:p text:style-name="P5"><text:span text:style-name="Strong_20_Emphasis">Mandatory Fractals</text:span> </text:p>
          <text:list>
            <text:list-item>
              <text:p text:style-name="P5">Support <text:span text:style-name="Strong_20_Emphasis">Mandelbrot</text:span> and <text:span text:style-name="Strong_20_Emphasis">Julia</text:span> sets.</text:p>
            </text:list-item>
            <text:list-item>
              <text:p text:style-name="P5">Choose fractal type (and Julia parameters) via command‐line arguments; on bad or missing args, print usage and exit.</text:p>
            </text:list-item>
            <text:list-item>
              <text:p text:style-name="P5">Render with at least a few colors showing depth.</text:p>
            </text:list-item>
          </text:list>
        </text:list-item>
        <text:list-item>
          <text:p text:style-name="P5"><text:span text:style-name="Strong_20_Emphasis">Interactive Graphics</text:span> </text:p>
          <text:list>
            <text:list-item>
              <text:p text:style-name="P5">Display the image in a window using MiniLibX images.</text:p>
            </text:list-item>
            <text:list-item>
              <text:p text:style-name="P5">Zoom in/out with mouse wheel.</text:p>
            </text:list-item>
            <text:list-item>
              <text:p text:style-name="P5">Exit cleanly on <text:span text:style-name="Source_20_Text">ESC</text:span> or window close (“×”).</text:p>
            </text:list-item>
            <text:list-item>
              <text:p text:style-name="P5">Window operations (minimize, switch) remain smooth.</text:p>
            </text:list-item>
          </text:list>
        </text:list-item>
        <text:list-item>
          <text:p text:style-name="P5"><text:span text:style-name="Strong_20_Emphasis">Bonus Features (optional)</text:span> </text:p>
          <text:list>
            <text:list-item>
              <text:p text:style-name="P5">Additional fractal types.</text:p>
            </text:list-item>
            <text:list-item>
              <text:p text:style-name="P5">Zoom centered on mouse pointer.</text:p>
            </text:list-item>
            <text:list-item>
              <text:p text:style-name="P5">Pan view with arrow keys.</text:p>
            </text:list-item>
            <text:list-item>
              <text:p text:style-name="P5">Shift color palette dynamically.</text:p>
            </text:list-item>
          </text:list>
        </text:list-item>
      </text:list>
      <text:p text:style-name="Horizontal_20_Line"/>
      <text:p text:style-name="Text_20_body"><text:span text:style-name="Strong_20_Emphasis">General Implementation Steps</text:span></text:p>
      <text:list xml:id="list1264186400" text:style-name="L2">
        <text:list-item>
          <text:p text:style-name="P6"><text:span text:style-name="Strong_20_Emphasis">Argument Parsing &amp; Validation</text:span></text:p>
          <text:list>
            <text:list-item>
              <text:p text:style-name="P6">Read <text:span text:style-name="Source_20_Text">argv</text:span> to determine fractal type and any parameters.</text:p>
            </text:list-item>
            <text:list-item>
              <text:p text:style-name="P6">If invalid or missing, print available options and exit.</text:p>
            </text:list-item>
          </text:list>
        </text:list-item>
        <text:list-item>
          <text:p text:style-name="P6"><text:span text:style-name="Strong_20_Emphasis">Setup Fractal Parameters</text:span></text:p>
          <text:list>
            <text:list-item>
              <text:p text:style-name="P6">For Mandelbrot: preset <text:span text:style-name="Source_20_Text">x_min, x_max, y_min, y_max</text:span>.</text:p>
            </text:list-item>
            <text:list-item>
              <text:p text:style-name="P6">For Julia: also parse complex constant <text:span text:style-name="Source_20_Text">c = Re + i·Im</text:span>.</text:p>
            </text:list-item>
          </text:list>
        </text:list-item>
        <text:list-item>
          <text:p text:style-name="P6"><text:span text:style-name="Strong_20_Emphasis">Initialize MiniLibX</text:span></text:p>
          <text:list>
            <text:list-item>
              <text:p text:style-name="P6"><text:span text:style-name="Source_20_Text">mlx_ptr = mlx_init();</text:span></text:p>
            </text:list-item>
            <text:list-item>
              <text:p text:style-name="P6"><text:soft-page-break/><text:span text:style-name="Source_20_Text">win_ptr = mlx_new_window(...);</text:span></text:p>
            </text:list-item>
            <text:list-item>
              <text:p text:style-name="P6"><text:span text:style-name="Source_20_Text">img_ptr = mlx_new_image(...);</text:span></text:p>
            </text:list-item>
            <text:list-item>
              <text:p text:style-name="P6"><text:span text:style-name="Source_20_Text">data_addr = mlx_get_data_addr(...);</text:span></text:p>
            </text:list-item>
          </text:list>
        </text:list-item>
        <text:list-item>
          <text:p text:style-name="P6"><text:span text:style-name="Strong_20_Emphasis">Pixel-to-Complex Mapping</text:span></text:p>
          <text:list>
            <text:list-item>
              <text:p text:style-name="P6">Write <text:span text:style-name="Source_20_Text">map_x(x)</text:span> and <text:span text:style-name="Source_20_Text">map_y(y)</text:span> to linearly interpolate pixel <text:span text:style-name="Source_20_Text">(x,y)</text:span> → complex plane <text:span text:style-name="Source_20_Text">[x_min…x_max]×[y_min…y_max]</text:span>.</text:p>
            </text:list-item>
          </text:list>
        </text:list-item>
        <text:list-item>
          <text:p text:style-name="P6"><text:span text:style-name="Strong_20_Emphasis">Escape‐Time Computation</text:span></text:p>
          <text:list>
            <text:list-item>
              <text:p text:style-name="P6">For each pixel:</text:p>
              <text:p text:style-name="P1"><text:span text:style-name="Source_20_Text">c = map_x(x) + i·map_y(y);</text:span></text:p>
              <text:p text:style-name="P1"><text:span text:style-name="Source_20_Text">z = 0;</text:span></text:p>
              <text:p text:style-name="P1"><text:span text:style-name="Source_20_Text">iter = 0;</text:span></text:p>
              <text:p text:style-name="P1"><text:span text:style-name="Source_20_Text">while (|z| ≤ 2 &amp;&amp; iter &lt; max_iter) {</text:span></text:p>
              <text:p text:style-name="P1"><text:span text:style-name="Source_20_Text"><text:s text:c="2"/>z = z*z + c;</text:span></text:p>
              <text:p text:style-name="P1"><text:span text:style-name="Source_20_Text"><text:s text:c="2"/>iter++;</text:span></text:p>
              <text:p text:style-name="P2"><text:span text:style-name="Source_20_Text">}</text:span></text:p>
            </text:list-item>
            <text:list-item>
              <text:p text:style-name="P6">Use <text:span text:style-name="Source_20_Text">iter</text:span> to choose a color.</text:p>
            </text:list-item>
          </text:list>
        </text:list-item>
        <text:list-item>
          <text:p text:style-name="P6"><text:span text:style-name="Strong_20_Emphasis">Draw to Buffer</text:span></text:p>
          <text:list>
            <text:list-item>
              <text:p text:style-name="P6">Implement <text:span text:style-name="Source_20_Text">put_pixel</text:span>: compute <text:span text:style-name="Source_20_Text">offset = y*line_length + x*(bpp/8)</text:span> and write BGRA bytes.</text:p>
            </text:list-item>
            <text:list-item>
              <text:p text:style-name="P6">Loop over all <text:span text:style-name="Source_20_Text">x,y</text:span>, compute color, call <text:span text:style-name="Source_20_Text">put_pixel</text:span>.</text:p>
            </text:list-item>
          </text:list>
        </text:list-item>
        <text:list-item>
          <text:p text:style-name="P6"><text:span text:style-name="Strong_20_Emphasis">Display &amp; Event Loop</text:span></text:p>
          <text:list>
            <text:list-item>
              <text:p text:style-name="P6"><text:span text:style-name="Source_20_Text">mlx_put_image_to_window(...)</text:span>.</text:p>
            </text:list-item>
            <text:list-item>
              <text:p text:style-name="P6">Register hooks:</text:p>
              <text:list>
                <text:list-item>
                  <text:p text:style-name="P6"><text:span text:style-name="Source_20_Text">mlx_key_hook</text:span> for <text:span text:style-name="Source_20_Text">ESC</text:span> (exit) and bonuses (arrows).</text:p>
                </text:list-item>
                <text:list-item>
                  <text:p text:style-name="P6"><text:span text:style-name="Source_20_Text">mlx_mouse_hook</text:span> or <text:span text:style-name="Source_20_Text">mlx_hook</text:span> for mouse wheel zoom.</text:p>
                </text:list-item>
                <text:list-item>
                  <text:p text:style-name="P6"><text:span text:style-name="Source_20_Text">mlx_hook</text:span> for window close.</text:p>
                </text:list-item>
              </text:list>
            </text:list-item>
            <text:list-item>
              <text:p text:style-name="P6">Enter <text:span text:style-name="Source_20_Text">mlx_loop</text:span>.</text:p>
            </text:list-item>
          </text:list>
        </text:list-item>
        <text:list-item>
          <text:p text:style-name="P6"><text:span text:style-name="Strong_20_Emphasis">Cleanup</text:span></text:p>
          <text:list>
            <text:list-item>
              <text:p text:style-name="P6">On exit free any allocated memory and destroy MLX resources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1:44:25.397658274</meta:creation-date>
    <dc:date>2025-05-21T11:45:08.878116676</dc:date>
    <meta:editing-duration>PT43S</meta:editing-duration>
    <meta:editing-cycles>1</meta:editing-cycles>
    <meta:document-statistic meta:table-count="0" meta:image-count="0" meta:object-count="0" meta:page-count="2" meta:paragraph-count="56" meta:word-count="356" meta:character-count="2028" meta:non-whitespace-character-count="1772"/>
    <meta:generator>LibreOffice/7.3.7.2$Linux_X86_64 LibreOffice_project/30$Build-2</meta:generator>
  </office:meta>
</office:document-meta>
</file>